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5" manifest:media-type=""/>
  <manifest:file-entry manifest:full-path="ObjectReplacements/Object 3" manifest:media-type=""/>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
  <manifest:file-entry manifest:full-path="ObjectReplacements/Object 1" manifest:media-type=""/>
  <manifest:file-entry manifest:full-path="ObjectReplacements/Object 9" manifest:media-type=""/>
  <manifest:file-entry manifest:full-path="ObjectReplacements/Object 2"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officeooo:paragraph-rsid="0006afc9"/>
    </style:style>
    <style:style style:name="P2" style:family="paragraph" style:parent-style-name="Standard">
      <style:paragraph-properties fo:line-height="150%">
        <style:tab-stops>
          <style:tab-stop style:position="1.27cm"/>
        </style:tab-stops>
      </style:paragraph-properties>
      <style:text-properties officeooo:paragraph-rsid="0006afc9"/>
    </style:style>
    <style:style style:name="P3" style:family="paragraph" style:parent-style-name="Standard">
      <style:paragraph-properties fo:line-height="150%">
        <style:tab-stops>
          <style:tab-stop style:position="1.27cm"/>
        </style:tab-stops>
      </style:paragraph-properties>
      <style:text-properties officeooo:paragraph-rsid="0014f883"/>
    </style:style>
    <style:style style:name="P4" style:family="paragraph" style:parent-style-name="Standard">
      <style:paragraph-properties fo:line-height="150%"/>
      <style:text-properties officeooo:paragraph-rsid="0025f47a"/>
    </style:style>
    <style:style style:name="P5" style:family="paragraph" style:parent-style-name="Standard">
      <style:paragraph-properties fo:line-height="150%"/>
      <style:text-properties officeooo:paragraph-rsid="0030d9d1"/>
    </style:style>
    <style:style style:name="P6" style:family="paragraph" style:parent-style-name="Standard">
      <style:paragraph-properties fo:line-height="150%"/>
      <style:text-properties officeooo:paragraph-rsid="00326c60"/>
    </style:style>
    <style:style style:name="P7" style:family="paragraph" style:parent-style-name="Standard">
      <style:paragraph-properties fo:line-height="150%"/>
      <style:text-properties officeooo:paragraph-rsid="003721c8"/>
    </style:style>
    <style:style style:name="P8" style:family="paragraph" style:parent-style-name="Standard">
      <style:paragraph-properties fo:line-height="150%"/>
      <style:text-properties officeooo:paragraph-rsid="003d50d7"/>
    </style:style>
    <style:style style:name="P9" style:family="paragraph" style:parent-style-name="Standard">
      <style:paragraph-properties fo:line-height="150%"/>
      <style:text-properties officeooo:paragraph-rsid="003f3622"/>
    </style:style>
    <style:style style:name="P10" style:family="paragraph" style:parent-style-name="Standard">
      <style:paragraph-properties fo:line-height="150%"/>
      <style:text-properties officeooo:rsid="001435fd" officeooo:paragraph-rsid="003f3622"/>
    </style:style>
    <style:style style:name="P11" style:family="paragraph" style:parent-style-name="Standard">
      <style:paragraph-properties fo:line-height="150%"/>
      <style:text-properties officeooo:rsid="00187c8b" officeooo:paragraph-rsid="003f3622"/>
    </style:style>
    <style:style style:name="P12" style:family="paragraph" style:parent-style-name="Standard">
      <style:paragraph-properties fo:line-height="150%"/>
      <style:text-properties officeooo:rsid="003721c8" officeooo:paragraph-rsid="003721c8" style:language-asian="en" style:country-asian="US"/>
    </style:style>
    <style:style style:name="P13" style:family="paragraph" style:parent-style-name="Standard">
      <style:paragraph-properties fo:line-height="150%"/>
      <style:text-properties officeooo:rsid="003747fc" officeooo:paragraph-rsid="003747fc" style:language-asian="en" style:country-asian="US"/>
    </style:style>
    <style:style style:name="P14" style:family="paragraph" style:parent-style-name="Standard">
      <style:paragraph-properties fo:line-height="150%"/>
      <style:text-properties officeooo:rsid="00395037" officeooo:paragraph-rsid="003f3622" style:language-asian="en" style:country-asian="US"/>
    </style:style>
    <style:style style:name="P15" style:family="paragraph" style:parent-style-name="Standard">
      <style:paragraph-properties fo:line-height="150%"/>
      <style:text-properties officeooo:rsid="003c54c4" officeooo:paragraph-rsid="003f3622" style:language-asian="en" style:country-asian="US"/>
    </style:style>
    <style:style style:name="P16" style:family="paragraph" style:parent-style-name="Standard">
      <style:paragraph-properties fo:line-height="150%"/>
      <style:text-properties officeooo:rsid="003a7774" officeooo:paragraph-rsid="003f3622" style:language-asian="en" style:country-asian="US"/>
    </style:style>
    <style:style style:name="P17" style:family="paragraph" style:parent-style-name="Standard">
      <style:paragraph-properties fo:line-height="150%"/>
      <style:text-properties officeooo:rsid="00394476" officeooo:paragraph-rsid="003f3622" style:language-asian="en" style:country-asian="US"/>
    </style:style>
    <style:style style:name="P18" style:family="paragraph" style:parent-style-name="Standard">
      <style:paragraph-properties fo:line-height="150%"/>
      <style:text-properties officeooo:rsid="00015ee3" officeooo:paragraph-rsid="001ed377"/>
    </style:style>
    <style:style style:name="P19" style:family="paragraph" style:parent-style-name="Standard">
      <style:paragraph-properties fo:line-height="150%"/>
      <style:text-properties officeooo:rsid="00353942" officeooo:paragraph-rsid="003f3622"/>
    </style:style>
    <style:style style:name="P20" style:family="paragraph" style:parent-style-name="Standard">
      <style:paragraph-properties fo:line-height="150%"/>
      <style:text-properties officeooo:rsid="0014f883" officeooo:paragraph-rsid="003d50d7"/>
    </style:style>
    <style:style style:name="P21" style:family="paragraph" style:parent-style-name="Standard">
      <style:paragraph-properties fo:line-height="150%"/>
      <style:text-properties officeooo:rsid="003721c8" officeooo:paragraph-rsid="003721c8"/>
    </style:style>
    <style:style style:name="P22" style:family="paragraph" style:parent-style-name="Standard">
      <style:paragraph-properties fo:line-height="150%"/>
      <style:text-properties officeooo:rsid="00353942" officeooo:paragraph-rsid="003f3622"/>
    </style:style>
    <style:style style:name="P23" style:family="paragraph" style:parent-style-name="Standard">
      <style:paragraph-properties fo:line-height="150%"/>
      <style:text-properties officeooo:rsid="000c303e" officeooo:paragraph-rsid="003f3622"/>
    </style:style>
    <style:style style:name="P24" style:family="paragraph" style:parent-style-name="Standard">
      <style:paragraph-properties fo:line-height="150%"/>
      <style:text-properties officeooo:rsid="00395037" officeooo:paragraph-rsid="003f3622" style:language-asian="en" style:country-asian="US"/>
    </style:style>
    <style:style style:name="T1" style:family="text">
      <style:text-properties officeooo:rsid="00137a5d"/>
    </style:style>
    <style:style style:name="T2" style:family="text">
      <style:text-properties officeooo:rsid="001435fd"/>
    </style:style>
    <style:style style:name="T3" style:family="text">
      <style:text-properties officeooo:rsid="0014f883"/>
    </style:style>
    <style:style style:name="T4" style:family="text">
      <style:text-properties officeooo:rsid="0019f41a"/>
    </style:style>
    <style:style style:name="T5" style:family="text">
      <style:text-properties officeooo:rsid="001a46db"/>
    </style:style>
    <style:style style:name="T6" style:family="text">
      <style:text-properties officeooo:rsid="001ed377"/>
    </style:style>
    <style:style style:name="T7" style:family="text">
      <style:text-properties officeooo:rsid="0020ca1b"/>
    </style:style>
    <style:style style:name="T8" style:family="text">
      <style:text-properties officeooo:rsid="0023818f"/>
    </style:style>
    <style:style style:name="T9" style:family="text">
      <style:text-properties officeooo:rsid="00075577"/>
    </style:style>
    <style:style style:name="T10" style:family="text">
      <style:text-properties officeooo:rsid="0025f47a"/>
    </style:style>
    <style:style style:name="T11" style:family="text">
      <style:text-properties officeooo:rsid="002bfb19"/>
    </style:style>
    <style:style style:name="T12" style:family="text">
      <style:text-properties officeooo:rsid="00366c15"/>
    </style:style>
    <style:style style:name="T13" style:family="text">
      <style:text-properties officeooo:rsid="003747fc"/>
    </style:style>
    <style:style style:name="T14" style:family="text">
      <style:text-properties style:language-asian="en" style:country-asian="US"/>
    </style:style>
    <style:style style:name="T15" style:family="text">
      <style:text-properties officeooo:rsid="003721c8" style:language-asian="en" style:country-asian="US"/>
    </style:style>
    <style:style style:name="T16" style:family="text">
      <style:text-properties officeooo:rsid="003747fc" style:language-asian="en" style:country-asian="US"/>
    </style:style>
    <style:style style:name="T17" style:family="text">
      <style:text-properties officeooo:rsid="00394476" style:language-asian="en" style:country-asian="US"/>
    </style:style>
    <style:style style:name="T18" style:family="text">
      <style:text-properties officeooo:rsid="003c54c4" style:language-asian="en" style:country-asian="US"/>
    </style:style>
    <style:style style:name="T19" style:family="text">
      <style:text-properties officeooo:rsid="003f1067" style:language-asian="en" style:country-asian="US"/>
    </style:style>
    <style:style style:name="T20" style:family="text">
      <style:text-properties officeooo:rsid="002f2141" style:language-asian="en" style:country-asian="US"/>
    </style:style>
    <style:style style:name="T21" style:family="text">
      <style:text-properties officeooo:rsid="003f3622" style:language-asian="en" style:country-asian="US"/>
    </style:style>
    <style:style style:name="T22" style:family="text">
      <style:text-properties officeooo:rsid="00395037" style:language-asian="en" style:country-asian="US"/>
    </style:style>
    <style:style style:name="T23" style:family="text">
      <style:text-properties officeooo:rsid="003796b6"/>
    </style:style>
    <style:style style:name="T24" style:family="text">
      <style:text-properties officeooo:rsid="003f3622"/>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text:span text:style-name="T6">odgy Probability</text:span></text:p>
      <text:p text:style-name="P6"/>
      <text:p text:style-name="P5"><text:span text:style-name="T9">Laplace once said that</text:span> probability is just common sense reduced to calculation.</text:p>
      <text:p text:style-name="P5"><text:span text:style-name="T10">Well I find probability difficult. </text:span>Here are some questions and <text:span text:style-name="T2">my attempts to </text:span>answer <text:span text:style-name="T2">them.</text:span></text:p>
      <text:p text:style-name="P19"/>
      <text:p text:style-name="P19">Question <text:span text:style-name="T24">1</text:span></text:p>
      <text:p text:style-name="P19">Spin two coins. What is the probability you get two heads?</text:p>
      <text:p text:style-name="P19">Answer</text:p>
      <text:p text:style-name="P19">When you spin two coins you can get: two heads or two tails or one of each.</text:p>
      <text:p text:style-name="P19">So answer is<draw:frame draw:style-name="fr1" draw:name="Object5" text:anchor-type="as-char" svg:y="-0.377cm" svg:width="0.811cm" svg:height="0.467cm" draw:z-index="1"><draw:object xlink:href="./Object 5" xlink:type="simple" xlink:show="embed" xlink:actuate="onLoad"/><draw:image xlink:href="./ObjectReplacements/Object 5" xlink:type="simple" xlink:show="embed" xlink:actuate="onLoad"/><svg:desc>formula</svg:desc></draw:frame></text:p>
      <text:p text:style-name="P19"/>
      <text:p text:style-name="P9">Question <text:span text:style-name="T24">2</text:span></text:p>
      <text:p text:style-name="P9">Spin three coins. What is the probability <text:span text:style-name="T1">you get either three heads or three tails</text:span>?</text:p>
      <text:p text:style-name="P9">Answer</text:p>
      <text:p text:style-name="P9">When <text:span text:style-name="T24">you</text:span> spin three coins, two must land the same way. The other coin is equally likely to be the same or to be different from these two.</text:p>
      <text:p text:style-name="P9">So answer <text:span text:style-name="T8">is</text:span><draw:frame draw:style-name="fr1" draw:name="Object3" text:anchor-type="as-char" svg:y="-0.377cm" svg:width="0.806cm" svg:height="0.467cm" draw:z-index="6"><draw:object xlink:href="./Object 3" xlink:type="simple" xlink:show="embed" xlink:actuate="onLoad"/><draw:image xlink:href="./ObjectReplacements/Object 3" xlink:type="simple" xlink:show="embed" xlink:actuate="onLoad"/><svg:desc>formula</svg:desc></draw:frame></text:p>
      <text:p text:style-name="P9"/>
      <text:p text:style-name="P17">Question <text:span text:style-name="T24">3</text:span></text:p>
      <text:p text:style-name="P9"><text:span text:style-name="T21">S</text:span><text:span text:style-name="T17">pin </text:span><text:span text:style-name="T18">2 coins. Given that one of the coins lands heads, what is the probability that both coins land heads?</text:span></text:p>
      <text:p text:style-name="P16">Answer</text:p>
      <text:p text:style-name="P15">One of the coins lands heads. Consider the other coin. It is equally likely to land heads or tails.</text:p>
      <text:p text:style-name="P15">So answer is<draw:frame draw:style-name="fr1" draw:name="Object10" text:anchor-type="as-char" svg:y="-0.377cm" svg:width="0.806cm" svg:height="0.467cm" draw:z-index="7"><draw:object xlink:href="./Object 10" xlink:type="simple" xlink:show="embed" xlink:actuate="onLoad"/><draw:image xlink:href="./ObjectReplacements/Object 10" xlink:type="simple" xlink:show="embed" xlink:actuate="onLoad"/><svg:desc>formula</svg:desc></draw:frame></text:p>
      <text:p text:style-name="P9"/>
      <text:p text:style-name="P23">Question 4</text:p>
      <text:p text:style-name="P9">Spin a coin repeatedly, <text:span text:style-name="T5">until you get a head followed by a head or a tail followed by a head. Which is more likely?</text:span></text:p>
      <text:p text:style-name="P10">Answer</text:p>
      <text:p text:style-name="P11">H<text:span text:style-name="T4">H and TH are all equally likely.</text:span></text:p>
      <text:p text:style-name="P9">So <text:span text:style-name="T2">answer is</text:span><text:span text:style-name="T2"><draw:frame draw:style-name="fr1" draw:name="Object4" text:anchor-type="as-char" svg:y="-0.377cm" svg:width="0.806cm" svg:height="0.467cm" draw:z-index="8"><draw:object xlink:href="./Object 4" xlink:type="simple" xlink:show="embed" xlink:actuate="onLoad"/><draw:image xlink:href="./ObjectReplacements/Object 4" xlink:type="simple" xlink:show="embed" xlink:actuate="onLoad"/><svg:desc>formula</svg:desc></draw:frame></text:span></text:p>
      <text:p text:style-name="P9"/>
      <text:p text:style-name="P9"><text:span text:style-name="T22">Question </text:span><text:span text:style-name="T21">5</text:span></text:p>
      <text:p text:style-name="P14">Roll a pair of dice. What is the probability the scores on the dice add up to 8?</text:p>
      <text:p text:style-name="P14">Answer</text:p>
      <text:p text:style-name="P14"><text:soft-page-break/>There are 3 ways I can get a total of 8:</text:p>
      <text:p text:style-name="P14"><text:tab/>2 and 6<text:tab/><text:tab/>3 and 5<text:tab/><text:tab/>double 4</text:p>
      <text:p text:style-name="P14">There are 21 possible outcomes</text:p>
      <text:p text:style-name="P14"><text:tab/>double 1<text:tab/>1 and 2<text:tab/><text:tab/>1 and 3<text:tab/><text:tab/>1 and 4<text:tab/><text:tab/>1 and 5<text:tab/><text:tab/>1 and 6</text:p>
      <text:p text:style-name="P14"><text:tab/><text:tab/><text:tab/>double 2<text:tab/>2 and 3<text:tab/><text:tab/>2 and 4<text:tab/><text:tab/>2 and 5<text:tab/><text:tab/>2 and 6</text:p>
      <text:p text:style-name="P14"><text:tab/><text:tab/><text:tab/><text:tab/><text:tab/>double 3<text:tab/>3 and 4<text:tab/><text:tab/>3 and 5<text:tab/><text:tab/>3 and 6</text:p>
      <text:p text:style-name="P14"><text:tab/><text:tab/><text:tab/><text:tab/><text:tab/><text:tab/><text:tab/>double 4<text:tab/>4 and 5<text:tab/><text:tab/>4 and 6</text:p>
      <text:p text:style-name="P14"><text:tab/><text:tab/><text:tab/><text:tab/><text:tab/><text:tab/><text:tab/><text:tab/><text:tab/>double 5<text:tab/>5 and 6</text:p>
      <text:p text:style-name="P14"><text:tab/><text:tab/><text:tab/><text:tab/><text:tab/><text:tab/><text:tab/><text:tab/><text:tab/><text:tab/><text:tab/>double 6</text:p>
      <text:p text:style-name="P14"/>
      <text:p text:style-name="P14">So answer is:<draw:frame draw:style-name="fr1" draw:name="Object9" text:anchor-type="as-char" svg:y="-0.619cm" svg:width="0.707cm" svg:height="0.998cm" draw:z-index="9"><draw:object xlink:href="./Object 9" xlink:type="simple" xlink:show="embed" xlink:actuate="onLoad"/><draw:image xlink:href="./ObjectReplacements/Object 9" xlink:type="simple" xlink:show="embed" xlink:actuate="onLoad"/><svg:desc>formula</svg:desc></draw:frame></text:p>
      <text:p text:style-name="P1"/>
      <text:p text:style-name="P1">Question <text:span text:style-name="T24">6</text:span></text:p>
      <text:p text:style-name="P4">A bag contains a ball. It is equally likely to be red or green. A <text:span text:style-name="T1">red ball</text:span> is added to the bag. <text:span text:style-name="T2">Then a</text:span> ball is taken from the bag. <text:span text:style-name="T7">I</text:span>t is a red ball.</text:p>
      <text:p text:style-name="P4">What is the probability that the other ball in the bag is red?</text:p>
      <text:p text:style-name="P1">Answer</text:p>
      <text:p text:style-name="P1">We have put <text:span text:style-name="T1">in </text:span>a red bal<text:span text:style-name="T1">l </text:span>and <text:span text:style-name="T1">then </text:span>taken <text:span text:style-name="T1">out </text:span>a red ball, so we are back to where we started.</text:p>
      <text:p text:style-name="P1">So answer <text:span text:style-name="T8">is</text:span><draw:frame draw:style-name="fr1" draw:name="Object1" text:anchor-type="as-char" svg:y="-0.377cm" svg:width="0.806cm" svg:height="0.467cm" draw:z-index="5"><draw:object xlink:href="./Object 1" xlink:type="simple" xlink:show="embed" xlink:actuate="onLoad"/><draw:image xlink:href="./ObjectReplacements/Object 1" xlink:type="simple" xlink:show="embed" xlink:actuate="onLoad"/></draw:frame></text:p>
      <text:p text:style-name="P1"/>
      <text:p text:style-name="P1">Question <text:span text:style-name="T24">7</text:span></text:p>
      <text:p text:style-name="P4">A bag contains three cards. One card is red on both sides, one card is green on both sides, and one card is red on one side and green on the other side. A card is taken from the bag, and placed <text:span text:style-name="T12">down </text:span>on the table, so that only one side can be seen. <text:span text:style-name="T1">T</text:span>his side is red.</text:p>
      <text:p text:style-name="P4">What is the probability that its other side is red?</text:p>
      <text:p text:style-name="P1">Answer</text:p>
      <text:p text:style-name="P1">We know that the card on the table is not the green-green card. It is equally likely to be either of the other two cards.</text:p>
      <text:p text:style-name="P1">So answer <text:span text:style-name="T8">is</text:span><draw:frame draw:style-name="fr1" draw:name="Object2" text:anchor-type="as-char" svg:y="-0.377cm" svg:width="0.806cm" svg:height="0.467cm" draw:z-index="0"><draw:object xlink:href="./Object 2" xlink:type="simple" xlink:show="embed" xlink:actuate="onLoad"/><draw:image xlink:href="./ObjectReplacements/Object 2" xlink:type="simple" xlink:show="embed" xlink:actuate="onLoad"/></draw:frame></text:p>
      <text:p text:style-name="P2"/>
      <text:p text:style-name="P2">Question <text:span text:style-name="T24">8 </text:span>(this is the notorious Monty Hall Problem) </text:p>
      <text:p text:style-name="P3">In a game show, the contestant is shown <text:span text:style-name="T11">three</text:span> <text:span text:style-name="T10">closed </text:span>doors. Behind one of these doors is a new car and behind each of the other <text:span text:style-name="T11">two </text:span>doors is a goat. The contestant <text:span text:style-name="T7">points to</text:span> a door. The host then opens one of the other doors, revealing a goat. <text:span text:style-name="T3">T</text:span>he contestant is now given the opportunity to <text:span text:style-name="T10">stick </text:span><text:soft-page-break/><text:span text:style-name="T10">with their original choice of door or switch to the</text:span> other <text:span text:style-name="T10">closed </text:span>door. Assuming the contestant is hoping to choose the door with the car behind it, is it best to switch <text:span text:style-name="T10">doors </text:span>or stick <text:span text:style-name="T10">with the original choice</text:span>?</text:p>
      <text:p text:style-name="P1">Answer</text:p>
      <text:p text:style-name="P1">The contestant ends up facing two doors. One has a goat behind it, the other a car. The contestant can choose either door. <text:span text:style-name="T3">Switch or stick, it makes no difference.</text:span></text:p>
      <text:p text:style-name="P1"/>
      <text:p text:style-name="P21"><text:span text:style-name="T14">Question </text:span><text:span text:style-name="T21">9</text:span></text:p>
      <text:p text:style-name="P7"><text:span text:style-name="T15">There are 23 people in a room. What is the probability </text:span><text:span text:style-name="T16">that </text:span><text:span text:style-name="T15">n</text:span><text:span text:style-name="T16">o</text:span><text:span text:style-name="T15"> 2 people have the same birthday?</text:span></text:p>
      <text:p text:style-name="P12">Answer</text:p>
      <text:p text:style-name="P12">There are<draw:frame draw:style-name="fr1" draw:name="Object6" text:anchor-type="as-char" svg:y="-0.386cm" svg:width="1.981cm" svg:height="0.506cm" draw:z-index="2"><draw:object xlink:href="./Object 6" xlink:type="simple" xlink:show="embed" xlink:actuate="onLoad"/><draw:image xlink:href="./ObjectReplacements/Object 6" xlink:type="simple" xlink:show="embed" xlink:actuate="onLoad"/></draw:frame>ways you can pick 23 different <text:span text:style-name="T13">dates in the year.</text:span></text:p>
      <text:p text:style-name="P13">There are<draw:frame draw:style-name="fr1" draw:name="Object7" text:anchor-type="as-char" svg:y="-0.437cm" svg:width="1.404cm" svg:height="0.557cm" draw:z-index="3"><draw:object xlink:href="./Object 7" xlink:type="simple" xlink:show="embed" xlink:actuate="onLoad"/><draw:image xlink:href="./ObjectReplacements/Object 7" xlink:type="simple" xlink:show="embed" xlink:actuate="onLoad"/></draw:frame>ways you can pick 23 dates <text:span text:style-name="T23">in the year</text:span>.</text:p>
      <text:p text:style-name="P13">So answer is<draw:frame draw:style-name="fr1" draw:name="Object8" text:anchor-type="as-char" svg:y="-0.66cm" svg:width="2.037cm" svg:height="1.127cm" draw:z-index="4"><draw:object xlink:href="./Object 8" xlink:type="simple" xlink:show="embed" xlink:actuate="onLoad"/><draw:image xlink:href="./ObjectReplacements/Object 8" xlink:type="simple" xlink:show="embed" xlink:actuate="onLoad"/><svg:desc>formula</svg:desc></draw:frame></text:p>
      <text:p text:style-name="P13"/>
      <text:p text:style-name="P20">So how did I get on? It turns out that I got them all wrong!</text:p>
      <text:p text:style-name="P8"><text:span text:style-name="T20">S</text:span><text:span text:style-name="T19">ee the section: </text:span><text:span text:style-name="T20">Probability </text:span><text:span text:style-name="T19">Exercise 7</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7T18:21:06.316000000</meta:creation-date>
    <dc:date>2022-01-02T16:22:02.468000000</dc:date>
    <meta:editing-duration>PT5H36M36S</meta:editing-duration>
    <meta:editing-cycles>60</meta:editing-cycles>
    <meta:generator>LibreOffice/6.3.5.2$Windows_X86_64 LibreOffice_project/dd0751754f11728f69b42ee2af66670068624673</meta:generator>
    <meta:document-statistic meta:table-count="0" meta:image-count="0" meta:object-count="10" meta:page-count="3" meta:paragraph-count="60" meta:word-count="678" meta:character-count="3277" meta:non-whitespace-character-count="2609"/>
  </office:meta>
</office:document-meta>
</file>

<file path=Object 1/content.xml><?xml version="1.0" encoding="utf-8"?>
<math xmlns="http://www.w3.org/1998/Math/MathML" display="block">
  <semantics>
    <mrow>
      <mn>1</mn>
      <mo stretchy="false">/</mo>
      <mn>2</mn>
    </mrow>
    <annotation encoding="StarMath 5.0">1/2</annotation>
  </semantics>
</math>
</file>

<file path=Object 10/content.xml><?xml version="1.0" encoding="utf-8"?>
<math xmlns="http://www.w3.org/1998/Math/MathML" display="block">
  <semantics>
    <mrow>
      <mn>1</mn>
      <mo stretchy="false">/</mo>
      <mn>2</mn>
    </mrow>
    <annotation encoding="StarMath 5.0">1/2</annotation>
  </semantics>
</math>
</file>

<file path=Object 2/content.xml><?xml version="1.0" encoding="utf-8"?>
<math xmlns="http://www.w3.org/1998/Math/MathML" display="block">
  <semantics>
    <mrow>
      <mn>1</mn>
      <mo stretchy="false">/</mo>
      <mn>2</mn>
    </mrow>
    <annotation encoding="StarMath 5.0">1/2</annotation>
  </semantics>
</math>
</file>

<file path=Object 3/content.xml><?xml version="1.0" encoding="utf-8"?>
<math xmlns="http://www.w3.org/1998/Math/MathML" display="block">
  <semantics>
    <mrow>
      <mn>1</mn>
      <mo stretchy="false">/</mo>
      <mn>2</mn>
    </mrow>
    <annotation encoding="StarMath 5.0">1/2</annotation>
  </semantics>
</math>
</file>

<file path=Object 4/content.xml><?xml version="1.0" encoding="utf-8"?>
<math xmlns="http://www.w3.org/1998/Math/MathML" display="block">
  <semantics>
    <mrow>
      <mn>1</mn>
      <mo stretchy="false">/</mo>
      <mn>2</mn>
    </mrow>
    <annotation encoding="StarMath 5.0">1/2</annotation>
  </semantics>
</math>
</file>

<file path=Object 5/content.xml><?xml version="1.0" encoding="utf-8"?>
<math xmlns="http://www.w3.org/1998/Math/MathML" display="block">
  <semantics>
    <mrow>
      <mn>1</mn>
      <mo stretchy="false">/</mo>
      <mn>3</mn>
    </mrow>
    <annotation encoding="StarMath 5.0"> 1/3</annotation>
  </semantics>
</math>
</file>

<file path=Object 6/content.xml><?xml version="1.0" encoding="utf-8"?>
<math xmlns="http://www.w3.org/1998/Math/MathML" display="block">
  <semantics>
    <mrow>
      <mo fence="true" stretchy="false">(</mo>
      <mrow>
        <mrow>
          <mn>365</mn>
          <mi>C</mi>
          <mn>23</mn>
        </mrow>
      </mrow>
      <mo fence="true" stretchy="false">)</mo>
    </mrow>
    <annotation encoding="StarMath 5.0"> (365C23) </annotation>
  </semantics>
</math>
</file>

<file path=Object 7/content.xml><?xml version="1.0" encoding="utf-8"?>
<math xmlns="http://www.w3.org/1998/Math/MathML" display="block">
  <semantics>
    <msup>
      <mrow>
        <mo fence="true" stretchy="false">(</mo>
        <mrow>
          <mn>365</mn>
        </mrow>
        <mo fence="true" stretchy="false">)</mo>
      </mrow>
      <mn>23</mn>
    </msup>
    <annotation encoding="StarMath 5.0"> (365)^23</annotation>
  </semantics>
</math>
</file>

<file path=Object 8/content.xml><?xml version="1.0" encoding="utf-8"?>
<math xmlns="http://www.w3.org/1998/Math/MathML" display="block">
  <semantics>
    <mfrac>
      <mrow>
        <mo fence="true" stretchy="false">(</mo>
        <mrow>
          <mrow>
            <mn>365</mn>
            <mi>C</mi>
            <mn>23</mn>
          </mrow>
        </mrow>
        <mo fence="true" stretchy="false">)</mo>
      </mrow>
      <msup>
        <mrow>
          <mo fence="true" stretchy="false">(</mo>
          <mrow>
            <mn>365</mn>
          </mrow>
          <mo fence="true" stretchy="false">)</mo>
        </mrow>
        <mn>23</mn>
      </msup>
    </mfrac>
    <annotation encoding="StarMath 5.0"> (365C23) over ( 365)^23</annotation>
  </semantics>
</math>
</file>

<file path=Object 9/content.xml><?xml version="1.0" encoding="utf-8"?>
<math xmlns="http://www.w3.org/1998/Math/MathML" display="block">
  <semantics>
    <mfrac>
      <mn>3</mn>
      <mn>21</mn>
    </mfrac>
    <annotation encoding="StarMath 5.0">3 over 21</annotation>
  </semantics>
</math>
</file>